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text-align="justify" style:justify-single-word="false" fo:orphans="2" fo:widows="2" fo:text-indent="0cm" style:auto-text-indent="false"/>
      <style:text-properties fo:color="#000000" style:font-name="Liberation Serif" fo:font-size="12pt" officeooo:paragraph-rsid="0019df9f" style:font-size-asian="12pt" style:font-size-complex="12pt"/>
    </style:style>
    <style:style style:name="P2" style:family="paragraph" style:parent-style-name="Heading_20_2">
      <style:paragraph-properties fo:margin-left="0cm" fo:margin-right="0cm" fo:orphans="2" fo:widows="2" fo:text-indent="0cm" style:auto-text-indent="false"/>
      <style:text-properties fo:color="#727272" style:font-name="apple-system" fo:font-size="12pt"/>
    </style:style>
    <style:style style:name="P3" style:family="paragraph" style:parent-style-name="Heading_20_2">
      <style:paragraph-properties fo:margin-left="0cm" fo:margin-right="0cm" fo:margin-top="0cm" fo:margin-bottom="0.265cm" loext:contextual-spacing="false" style:line-height-at-least="0.688cm" fo:text-indent="0cm" style:auto-text-indent="false" fo:padding="0cm" fo:border="none"/>
    </style:style>
    <style:style style:name="P4" style:family="paragraph" style:parent-style-name="Heading_20_2">
      <style:paragraph-properties fo:margin-left="0cm" fo:margin-right="0cm" fo:margin-top="0cm" fo:margin-bottom="0.265cm" loext:contextual-spacing="false" style:line-height-at-least="0.688cm" fo:orphans="2" fo:widows="2" fo:text-indent="0cm" style:auto-text-indent="false" fo:padding="0cm" fo:border="none"/>
    </style:style>
    <style:style style:name="P5" style:family="paragraph" style:parent-style-name="Standard">
      <style:paragraph-properties fo:text-align="justify" style:justify-single-word="false"/>
      <style:text-properties officeooo:rsid="0017dff1" officeooo:paragraph-rsid="0017dff1"/>
    </style:style>
    <style:style style:name="P6" style:family="paragraph" style:parent-style-name="Standard">
      <style:paragraph-properties fo:text-align="justify" style:justify-single-word="false"/>
      <style:text-properties officeooo:rsid="00188aad" officeooo:paragraph-rsid="00188aad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2pt" fo:letter-spacing="normal" style:font-size-asian="12pt" style:font-size-complex="12pt" fo:padding="0cm" fo:border="none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Liberation Serif" fo:font-size="12pt" style:font-size-asian="12pt" style:font-size-complex="12pt"/>
    </style:style>
    <style:style style:name="P9" style:family="paragraph" style:parent-style-name="Text_20_body">
      <style:paragraph-properties fo:text-align="center" style:justify-single-word="false"/>
      <style:text-properties fo:padding="0cm" fo:border="none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color="#000000" style:font-name="Liberation Serif" fo:font-size="12pt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end" style:justify-single-word="false" fo:text-indent="0cm" style:auto-text-indent="false"/>
    </style:style>
    <style:style style:name="P13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fo:padding="0cm" fo:border="none"/>
    </style:style>
    <style:style style:name="P14" style:family="paragraph" style:parent-style-name="Text_20_body">
      <style:paragraph-properties fo:margin-top="0cm" fo:margin-bottom="0cm" loext:contextual-spacing="false"/>
      <style:text-properties fo:font-size="12pt" fo:background-color="#ffffff" fo:padding="0cm" fo:border="none"/>
    </style:style>
    <style:style style:name="P15" style:family="paragraph" style:parent-style-name="Text_20_body">
      <style:paragraph-properties fo:margin-top="0.265cm" fo:margin-bottom="0cm" loext:contextual-spacing="false" fo:text-align="end" style:justify-single-word="false"/>
      <style:text-properties fo:background-color="#ffffff" fo:padding="0cm" fo:border="none"/>
    </style:style>
    <style:style style:name="T1" style:family="text">
      <style:text-properties fo:font-variant="normal" fo:text-transform="none" fo:color="#727272" style:text-line-through-style="none" style:text-line-through-type="none" style:font-name="apple-system" fo:font-size="1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727272" style:text-line-through-style="none" style:text-line-through-type="none" style:font-name="apple-system" fo:font-size="15pt" fo:letter-spacing="normal" fo:font-style="normal" style:text-underline-style="none" fo:font-weight="normal" style:text-blinking="false" fo:background-color="transparent" loext:char-shading-value="0" fo:padding="0cm" fo:border="none"/>
    </style:style>
    <style:style style:name="T3" style:family="text">
      <style:text-properties fo:font-variant="normal" fo:text-transform="none" style:text-line-through-style="none" style:text-line-through-type="none" style:font-name="Liberation Serif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fo:padding="0cm" fo:border="none"/>
    </style:style>
    <style:style style:name="T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9df9f" style:text-blinking="false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9df9f" style:text-blinking="false"/>
    </style:style>
    <style:style style:name="T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00" loext:char-shading-value="0"/>
    </style:style>
    <style:style style:name="T1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9df9f" style:text-blinking="false" fo:background-color="#ffff00" loext:char-shading-value="0"/>
    </style:style>
    <style:style style:name="T11" style:family="text">
      <style:text-properties fo:font-variant="normal" fo:text-transform="none" style:text-line-through-style="none" style:text-line-through-type="none" fo:font-size="15pt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style:text-line-through-style="none" style:text-line-through-type="none" style:font-name="apple-system" fo:font-size="15pt" fo:letter-spacing="normal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style:font-name="apple-system" fo:font-size="15pt" fo:letter-spacing="normal" fo:font-style="normal" style:text-underline-style="none" fo:font-weight="normal" style:text-blinking="false" fo:background-color="transparent" loext:char-shading-value="0" fo:padding="0cm" fo:border="none"/>
    </style:style>
    <style:style style:name="T14" style:family="text">
      <style:text-properties fo:font-variant="normal" fo:text-transform="none" style:text-line-through-style="none" style:text-line-through-type="none" style:font-name="apple-system" fo:letter-spacing="normal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normal" fo:padding="0cm" fo:border="none"/>
    </style:style>
    <style:style style:name="T17" style:family="text">
      <style:text-properties fo:font-variant="normal" fo:text-transform="none" fo:letter-spacing="normal" fo:padding="0cm" fo:border="none"/>
    </style:style>
    <style:style style:name="T18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9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fo:font-weight="normal" officeooo:rsid="0019df9f" style:text-blinking="false" fo:background-color="transparent" loext:char-shading-value="0" style:font-size-asian="12pt" style:font-size-complex="12pt"/>
    </style:style>
    <style:style style:name="T2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fo:padding="0cm" fo:border="none"/>
    </style:style>
    <style:style style:name="T2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19df9f" style:text-blinking="false" fo:background-color="transparent" loext:char-shading-value="0" style:font-size-asian="12pt" style:font-size-complex="12pt" fo:padding="0cm" fo:border="none"/>
    </style:style>
    <style:style style:name="T22" style:family="text">
      <style:text-properties fo:font-variant="normal" fo:text-transform="none" fo:color="#000000" style:text-line-through-style="none" style:text-line-through-type="none" fo:font-size="15pt" fo:letter-spacing="normal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apple-system" fo:font-size="15pt" fo:letter-spacing="normal" fo:font-style="normal" style:text-underline-style="none" fo:font-weight="normal" style:text-blinking="false" fo:background-color="transparent" loext:char-shading-value="0" fo:padding="0cm" fo:border="none"/>
    </style:style>
    <style:style style:name="T24" style:family="text">
      <style:text-properties fo:font-variant="normal" fo:text-transform="none" fo:color="#000000" style:text-line-through-style="none" style:text-line-through-type="none" style:font-name="apple-system" fo:letter-spacing="normal" fo:font-style="normal" style:text-underline-style="none" fo:font-weight="normal" style:text-blinking="false" fo:background-color="transparent" loext:char-shading-value="0" fo:padding="0cm" fo:border="none"/>
    </style:style>
    <style:style style:name="T25" style:family="text">
      <style:text-properties fo:font-variant="normal" fo:text-transform="none" fo:color="#000000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fo:padding="0cm" fo:border="none"/>
    </style:style>
    <style:style style:name="T26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fo:padding="0cm" fo:border="none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 fo:padding="0cm" fo:border="none"/>
    </style:style>
    <style:style style:name="T30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 fo:padding="0cm" fo:border="none"/>
    </style:style>
    <style:style style:name="T31" style:family="text">
      <style:text-properties fo:font-variant="normal" fo:text-transform="none" style:font-name="Liberation Serif" fo:letter-spacing="normal" fo:font-style="normal" fo:font-weight="normal" fo:padding="0cm" fo:border="none"/>
    </style:style>
    <style:style style:name="T32" style:family="text">
      <style:text-properties fo:color="#727272" style:text-line-through-style="none" style:text-line-through-type="none" style:font-name="apple-system" fo:font-size="15pt" style:text-underline-style="none" fo:font-weight="normal" style:text-blinking="false" fo:background-color="transparent" loext:char-shading-value="0" fo:padding="0cm" fo:border="none"/>
    </style:style>
    <style:style style:name="T33" style:family="text">
      <style:text-properties fo:color="#727272" style:text-line-through-style="none" style:text-line-through-type="none" style:text-underline-style="none" style:text-blinking="false" fo:background-color="transparent" loext:char-shading-value="0"/>
    </style:style>
    <style:style style:name="T34" style:family="text">
      <style:text-properties fo:color="#727272" style:text-line-through-style="none" style:text-line-through-type="none" style:text-underline-style="none" style:text-blinking="false" fo:background-color="transparent" loext:char-shading-value="0" fo:padding="0cm" fo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ICITACIONES DE SOFTWARE</text:p>
      <text:p text:style-name="P5"/>
      <text:p text:style-name="P5">Sistemas de información</text:p>
      <text:p text:style-name="P5">* Gestión de manufactura.</text:p>
      <text:p text:style-name="P5">* Gestión de Proyectos.</text:p>
      <text:p text:style-name="P5">* Gestión cadena de suministro.</text:p>
      <text:p text:style-name="P5">* Gestión de documentos.</text:p>
      <text:p text:style-name="P5">* Gestión financiera.</text:p>
      <text:p text:style-name="P5"/>
      <text:p text:style-name="P5">Licitación escogida:</text:p>
      <text:p text:style-name="P5">* Gestión de documentos:</text:p>
      <text:p text:style-name="P5"><text:s/>- Administración y gestión electrónica de documentos.</text:p>
      <text:p text:style-name="P5"><text:s/>- Control y administración de correspondencias.</text:p>
      <text:p text:style-name="P5">- Envío y recepción electrónica de documentos.</text:p>
      <text:p text:style-name="P5"/>
      <text:p text:style-name="P5">* Administración y gestión electrónica de documentos.</text:p>
      <text:p text:style-name="P5"/>
      <text:p text:style-name="P6">Empresas </text:p>
      <text:h text:style-name="P1" text:outline-level="2"><text:span text:style-name="T7">1- Sistema de Gestión Documental – SINCO SGD</text:span></text:h>
      <text:p text:style-name="P10"><text:span text:style-name="T15">Genera mayor eficiencia en la gestión de archivo físico y digital.</text:span></text:p>
      <text:h text:style-name="P2" text:outline-level="2"><text:span text:style-name="T19">2- </text:span><text:a xlink:type="simple" xlink:href="http://www.guiadesolucionestic.com/sistemas-de-informacion/gestion-documental/administracion-y-gestion-electronica-de-documentos/617-siadoc" text:style-name="Internet_20_link" text:visited-style-name="Visited_20_Internet_20_Link"><text:span text:style-name="T18">SIADOC®</text:span></text:a></text:h>
      <text:p text:style-name="P10"><text:span text:style-name="T15">Solución para la Gestión Documental de Archivo y Correspondencia</text:span></text:p>
      <text:p text:style-name="P8"><text:span text:style-name="T17"/></text:p>
      <text:h text:style-name="P4" text:outline-level="2"><text:span text:style-name="T21">3- </text:span><text:a xlink:type="simple" xlink:href="http://www.guiadesolucionestic.com/sistemas-de-informacion/gestion-documental/administracion-y-gestion-electronica-de-documentos/3218-cobalto-software-lab-andash-gestion-documental-y-de-procesos" text:style-name="Internet_20_link" text:visited-style-name="Visited_20_Internet_20_Link"><text:span text:style-name="T20">Cobalto Software Lab – Gestión Documental y de Procesos</text:span></text:a></text:h>
      <text:p text:style-name="P13">Gestión Documental y de Procesos con Microsoft SharePoint y IBM FileNet</text:p>
      <text:p text:style-name="P7"/>
      <text:h text:style-name="P4" text:outline-level="2"><text:span text:style-name="T21">4- </text:span><text:a xlink:type="simple" xlink:href="http://www.guiadesolucionestic.com/sistemas-de-informacion/gestion-documental/administracion-y-gestion-electronica-de-documentos/1610-simad-enterprise-version-40-pyme-y-cloud" text:style-name="Internet_20_link" text:visited-style-name="Visited_20_Internet_20_Link"><text:span text:style-name="T20">SIMAD ENTERPRISE PYME y CLOUD</text:span></text:a></text:h>
      <text:p text:style-name="P13">SIMAD Sistema Integrado de Administración Documental para Pequeñas, medianas y Grandes empresas; Ahora también en la Nube</text:p>
      <text:p text:style-name="P10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pple-system" svg:font-family="apple-system, BlinkMacSystemFont, 'Segoe UI', Roboto, Oxygen-Sans, Ubuntu, Cantarell, 'Helvetica Neue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si 1261718</meta:initial-creator>
    <meta:creation-date>2017-10-04T02:31:21.289251130</meta:creation-date>
    <dc:date>2017-10-04T03:21:55.717578518</dc:date>
    <dc:creator>Adsi 1261718</dc:creator>
    <meta:editing-duration>PT4M41S</meta:editing-duration>
    <meta:editing-cycles>1</meta:editing-cycles>
    <meta:document-statistic meta:table-count="0" meta:image-count="0" meta:object-count="0" meta:page-count="1" meta:paragraph-count="22" meta:word-count="132" meta:character-count="891" meta:non-whitespace-character-count="776"/>
    <meta:generator>LibreOffice/4.3.3.2$Linux_X86_64 LibreOffice_project/430m0$Build-2</meta:generator>
  </office:meta>
</office:document-meta>
</file>